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text-properties fo:color="#407927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407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2">ШААРДАХ ХУУДАС ....................</text:span></text:span></text:p>
      <text:p text:style-name="P1"><text:span text:style-name="Default_20_Paragraph_20_Font"><text:span text:style-name="T3">ene heseg buruubn Git ddd</text:span></text:span></text:p>
      <text:p text:style-name="Standard"><text:span text:style-name="Default_20_Paragraph_20_Font"><text:span text:style-name="T1">Захийлгат ажлын нэр: ........................................<text:tab/><text:tab/><text:tab/><text:tab/>20... оны <text:s/>... сарын ... өдөр</text:span></text:span></text:p>
      <text:p text:style-name="Standard"><text:span text:style-name="Default_20_Paragraph_20_Font"><text:span text:style-name="T1">Ажилтаны нэр: ....................................................</text:span></text:span></text:p>
      <text:p text:style-name="Standard"><text:span text:style-name="Default_20_Paragraph_20_Font"><text:span text:style-name="T1">Хэвлэх тоо, ширхэг: ............................................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Default_20_Paragraph_20_Font"><text:span text:style-name="T1">Материалын нэр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Зөвшөөрсөн тоо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Олгосон тоо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Тайлбар</text:span>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/>
      <text:p text:style-name="Standard"><text:span text:style-name="Default_20_Paragraph_20_Font"><text:span text:style-name="T1">Олгохыг зөвшөөрсөн: ................................................</text:span></text:span></text:p>
      <text:p text:style-name="Standard"><text:span text:style-name="Default_20_Paragraph_20_Font"><text:span text:style-name="T1">Шаардах бичсэн: .......................................................</text:span></text:span></text:p>
      <text:p text:style-name="Standard"><text:span text:style-name="Default_20_Paragraph_20_Font"><text:span text:style-name="T1">Олгосон нярав: ...........................................</text:span></text:span></text:p>
      <text:p text:style-name="P2"/>
      <text:p text:style-name="P2"/>
      <text:p text:style-name="P2"/>
      <text:p text:style-name="Standard"><text:span text:style-name="Default_20_Paragraph_20_Font"><text:span text:style-name="T1">Өбы</text:span></text:span></text:p>
      <text:p text:style-name="Standard"><text:span text:style-name="Default_20_Paragraph_20_Font"><text:span text:style-name="T1">Шардлагатай өөрчлөлт оруулсан</text:span></text:span></text:p>
      <text:p text:style-name="P3">Ene ene n<text:span text:style-name="T4">i zuw </text:span></text:p>
      <text:p text:style-name="P7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publishing-1</meta:initial-creator>
    <meta:creation-date>2020-02-10T04:31:00Z</meta:creation-date>
    <dc:date>2020-02-20T16:13:39.708780026</dc:date>
    <meta:editing-cycles>7</meta:editing-cycles>
    <meta:editing-duration>PT23M11S</meta:editing-duration>
    <meta:document-statistic meta:table-count="1" meta:image-count="0" meta:object-count="0" meta:page-count="1" meta:paragraph-count="16" meta:word-count="50" meta:character-count="582" meta:non-whitespace-character-count="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